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text-properties officeooo:rsid="000fab7e" officeooo:paragraph-rsid="000fab7e"/>
    </style:style>
    <style:style style:name="P3" style:family="paragraph" style:parent-style-name="Text_20_body">
      <style:paragraph-properties fo:break-before="page"/>
      <style:text-properties officeooo:rsid="000fab7e" officeooo:paragraph-rsid="000fab7e"/>
    </style:style>
    <style:style style:name="P4" style:family="paragraph" style:parent-style-name="Subtitle">
      <style:text-properties officeooo:rsid="000fab7e" officeooo:paragraph-rsid="000fab7e"/>
    </style:style>
    <style:style style:name="P5" style:family="paragraph" style:parent-style-name="Text_20_body">
      <style:text-properties officeooo:rsid="000fab7e" officeooo:paragraph-rsid="000fab7e"/>
    </style:style>
    <style:style style:name="P6" style:family="paragraph" style:parent-style-name="Text_20_body">
      <style:text-properties officeooo:rsid="000fb0c2" officeooo:paragraph-rsid="000fb0c2"/>
    </style:style>
    <style:style style:name="P7" style:family="paragraph" style:parent-style-name="Text_20_body">
      <style:text-properties officeooo:rsid="000fb0c2" officeooo:paragraph-rsid="0015561e"/>
    </style:style>
    <style:style style:name="P8" style:family="paragraph" style:parent-style-name="Text_20_body">
      <style:text-properties officeooo:rsid="0010e5cc" officeooo:paragraph-rsid="0010e5cc"/>
    </style:style>
    <style:style style:name="P9" style:family="paragraph" style:parent-style-name="Text_20_body">
      <style:text-properties officeooo:rsid="0010e5cc" officeooo:paragraph-rsid="0011a3e4"/>
    </style:style>
    <style:style style:name="P10" style:family="paragraph" style:parent-style-name="Text_20_body">
      <style:text-properties officeooo:rsid="0011a3e4" officeooo:paragraph-rsid="0011a3e4"/>
    </style:style>
    <style:style style:name="P11" style:family="paragraph" style:parent-style-name="Text_20_body">
      <style:text-properties officeooo:rsid="0015c143" officeooo:paragraph-rsid="0015c143"/>
    </style:style>
    <style:style style:name="P12" style:family="paragraph" style:parent-style-name="Text_20_body">
      <style:text-properties officeooo:rsid="0015c143" officeooo:paragraph-rsid="001b1a72"/>
    </style:style>
    <style:style style:name="P13" style:family="paragraph" style:parent-style-name="Text_20_body">
      <style:text-properties officeooo:rsid="001611b2" officeooo:paragraph-rsid="001611b2"/>
    </style:style>
    <style:style style:name="P14" style:family="paragraph" style:parent-style-name="Text_20_body">
      <style:text-properties officeooo:paragraph-rsid="001611b2"/>
    </style:style>
    <style:style style:name="P15" style:family="paragraph" style:parent-style-name="Standard">
      <style:paragraph-properties fo:text-align="start" style:justify-single-word="false"/>
      <style:text-properties officeooo:rsid="001ef977" officeooo:paragraph-rsid="001ef977"/>
    </style:style>
    <style:style style:name="P16" style:family="paragraph" style:parent-style-name="Standard">
      <style:paragraph-properties fo:text-align="start" style:justify-single-word="false"/>
      <style:text-properties officeooo:rsid="002095db" officeooo:paragraph-rsid="002095db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2095db" officeooo:paragraph-rsid="002095db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225a86" officeooo:paragraph-rsid="00225a86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ef977" officeooo:paragraph-rsid="002095db" style:font-size-asian="12pt" style:font-style-asian="normal" style:font-weight-asian="normal"/>
    </style:style>
    <style:style style:name="P24" style:family="paragraph" style:parent-style-name="Standard">
      <style:paragraph-properties fo:text-align="start" style:justify-single-word="false"/>
      <style:text-properties officeooo:rsid="001ef977" officeooo:paragraph-rsid="001ef977"/>
    </style:style>
    <style:style style:name="P25" style:family="paragraph" style:parent-style-name="Heading_20_1">
      <style:paragraph-properties fo:text-align="center" style:justify-single-word="false" fo:break-before="page"/>
      <style:text-properties officeooo:rsid="000fb0c2" officeooo:paragraph-rsid="000fb0c2"/>
    </style:style>
    <style:style style:name="P26" style:family="paragraph" style:parent-style-name="Heading_20_1">
      <style:paragraph-properties fo:text-align="center" style:justify-single-word="false" fo:break-before="page"/>
    </style:style>
    <style:style style:name="P27" style:family="paragraph" style:parent-style-name="Heading_20_2">
      <style:text-properties officeooo:rsid="000fb0c2" officeooo:paragraph-rsid="000fb0c2"/>
    </style:style>
    <style:style style:name="P28" style:family="paragraph" style:parent-style-name="Heading_20_2">
      <style:text-properties officeooo:rsid="0010e5cc" officeooo:paragraph-rsid="0010e5cc"/>
    </style:style>
    <style:style style:name="P29" style:family="paragraph" style:parent-style-name="Heading_20_2">
      <style:text-properties officeooo:rsid="0027a5c1" officeooo:paragraph-rsid="0027a5c1"/>
    </style:style>
    <style:style style:name="P30" style:family="paragraph">
      <loext:graphic-properties draw:fill="solid" draw:fill-color="#b2b2b2"/>
    </style:style>
    <style:style style:name="T1" style:family="text">
      <style:text-properties officeooo:rsid="0010e5cc"/>
    </style:style>
    <style:style style:name="T2" style:family="text">
      <style:text-properties officeooo:rsid="0011a3e4"/>
    </style:style>
    <style:style style:name="T3" style:family="text">
      <style:text-properties officeooo:rsid="0015561e"/>
    </style:style>
    <style:style style:name="T4" style:family="text">
      <style:text-properties officeooo:rsid="001611b2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officeooo:rsid="001611b2" style:font-size-asian="12pt" style:font-size-complex="12pt"/>
    </style:style>
    <style:style style:name="T7" style:family="text">
      <style:text-properties style:font-name="Liberation Serif" officeooo:rsid="001611b2"/>
    </style:style>
    <style:style style:name="T8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Liberation Serif" fo:font-size="12pt" fo:font-style="normal" fo:font-weight="normal" officeooo:rsid="001ef977" style:font-size-asian="12pt" style:font-style-asian="normal" style:font-weight-asian="normal"/>
    </style:style>
    <style:style style:name="T10" style:family="text">
      <style:text-properties officeooo:rsid="001b1a72"/>
    </style:style>
    <style:style style:name="T11" style:family="text">
      <style:text-properties officeooo:rsid="002095db"/>
    </style:style>
    <style:style style:name="T12" style:family="text">
      <style:text-properties officeooo:rsid="0023b480"/>
    </style:style>
    <style:style style:name="T13" style:family="text">
      <style:text-properties officeooo:rsid="00265055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3465a4" draw:fill="solid" draw:fill-color="#b2b2b2" fo:min-height="3.94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465a4" draw:fill="solid" draw:fill-color="#b2b2b2" fo:min-height="6.33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 Développeurs</text:p>
      <text:p text:style-name="P4">GeoNature suivi flore territoire mobile</text:p>
      <text:p text:style-name="P5"/>
      <text:p text:style-name="P5"/>
      <text:p text:style-name="P5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"><text:a xlink:type="simple" xlink:href="#__RefHeading___Toc153_884741501" text:style-name="Index_20_Link" text:visited-style-name="Index_20_Link">Préambule<text:tab/>3</text:a></text:p>
          <text:p text:style-name="P18"><text:a xlink:type="simple" xlink:href="#__RefHeading___Toc173_884741501" text:style-name="Index_20_Link" text:visited-style-name="Index_20_Link">Ionic - cordova<text:tab/>3</text:a></text:p>
          <text:p text:style-name="P19"><text:a xlink:type="simple" xlink:href="#__RefHeading___Toc239_884741501" text:style-name="Index_20_Link" text:visited-style-name="Index_20_Link">Quelques commandes utiles<text:tab/>3</text:a></text:p>
          <text:p text:style-name="P19"><text:a xlink:type="simple" xlink:href="#__RefHeading___Toc241_884741501" text:style-name="Index_20_Link" text:visited-style-name="Index_20_Link">Lien vers d’autre documentations utiles<text:tab/>3</text:a></text:p>
          <text:p text:style-name="P18"><text:a xlink:type="simple" xlink:href="#__RefHeading___Toc175_884741501" text:style-name="Index_20_Link" text:visited-style-name="Index_20_Link">Applications sous Ionic<text:tab/>3</text:a></text:p>
          <text:p text:style-name="P17"><text:a xlink:type="simple" xlink:href="#__RefHeading___Toc215_884741501" text:style-name="Index_20_Link" text:visited-style-name="Index_20_Link">Librairies<text:tab/>4</text:a></text:p>
          <text:p text:style-name="P18"><text:a xlink:type="simple" xlink:href="#__RefHeading___Toc217_884741501" text:style-name="Index_20_Link" text:visited-style-name="Index_20_Link">Ajouter une librairie<text:tab/>4</text:a></text:p>
          <text:p text:style-name="P18"><text:a xlink:type="simple" xlink:href="#__RefHeading___Toc219_884741501" text:style-name="Index_20_Link" text:visited-style-name="Index_20_Link">Librairie utilisées<text:tab/>4</text:a></text:p>
          <text:p text:style-name="P17"><text:a xlink:type="simple" xlink:href="#__RefHeading___Toc221_884741501" text:style-name="Index_20_Link" text:visited-style-name="Index_20_Link">Code<text:tab/>6</text:a></text:p>
          <text:p text:style-name="P18"><text:a xlink:type="simple" xlink:href="#__RefHeading___Toc320_670652794" text:style-name="Index_20_Link" text:visited-style-name="Index_20_Link">Appels a l’API<text:tab/>6</text:a></text:p>
        </text:index-body>
      </text:table-of-content>
      <text:p text:style-name="P5"/>
      <text:p text:style-name="P5"/>
      <text:h text:style-name="P25" text:outline-level="1"><text:bookmark-start text:name="__RefHeading___Toc153_884741501"/>Préambule<text:bookmark-end text:name="__RefHeading___Toc153_884741501"/></text:h>
      <text:h text:style-name="P27" text:outline-level="2"><text:bookmark-start text:name="__RefHeading___Toc173_884741501"/>Ionic - cordova<text:bookmark-end text:name="__RefHeading___Toc173_884741501"/></text:h>
      <text:h text:style-name="Heading_20_3" text:outline-level="3"><text:bookmark-start text:name="__RefHeading___Toc239_884741501"/><text:span text:style-name="T4">Quelques c</text:span>ommandes utiles<text:bookmark-end text:name="__RefHeading___Toc239_884741501"/></text:h>
      <text:p text:style-name="P6">- ionic generate (ce dont on a besoin) : créé une page, un service, ou autre</text:p>
      <text:p text:style-name="P6">- ionic serve : lance la version web de l’application</text:p>
      <text:p text:style-name="P6">- ionic cordova build (plateforme) : build l’application pour la plateforme choisie</text:p>
      <text:p text:style-name="P6">- ionic cordova run (plateforme) : build l’application pour la plateforme choisie, puis la lance sur un terminal de ladite plateforme</text:p>
      <text:p text:style-name="P7">- <text:span text:style-name="T3">ionic cordova ressource (plateforme) : utilise les fichiers /(dossier de l’application)/resources/icon.png et /(dossier de l’application)/resources/splash.png pour générer des icon et splash personnalisés pour l’application</text:span></text:p>
      <text:h text:style-name="Heading_20_3" text:outline-level="3"><text:bookmark-start text:name="__RefHeading___Toc241_884741501"/>Lien vers <text:span text:style-name="T13">d’autre documentations utiles</text:span><text:bookmark-end text:name="__RefHeading___Toc241_884741501"/></text:h>
      <text:p text:style-name="P13"><text:a xlink:type="simple" xlink:href="https://ionicframework.com/docs" text:style-name="Internet_20_link" text:visited-style-name="Visited_20_Internet_20_Link">https://ionicframework.com/docs</text:a> </text:p>
      <text:p text:style-name="P13"><text:a xlink:type="simple" xlink:href="https://leafletjs.com/reference-1.4.0.html" text:style-name="Internet_20_link" text:visited-style-name="Visited_20_Internet_20_Link">https://leafletjs.com/reference-1.4.0.html</text:a> </text:p>
      <text:h text:style-name="P28" text:outline-level="2"><text:bookmark-start text:name="__RefHeading___Toc175_884741501"/>Applications sous Ionic<text:bookmark-end text:name="__RefHeading___Toc175_884741501"/></text:h>
      <text:p text:style-name="P8">Le fichier : <text:line-break/>/(dossier de l’application)/config.xml <text:line-break/>équivaut a l’androidManifest.xml sur android (a peu près)</text:p>
      <text:p text:style-name="P9"><text:span text:style-name="T2">L</text:span>es variables d’environnements sont dans : <text:line-break/>/(dossier de l’application)/<text:span text:style-name="T2">src/</text:span>environments/environment.ts <text:line-break/>et <text:line-break/>/(dossier de l’application)/<text:span text:style-name="T2">src/</text:span>environments/environment.prod.ts <text:line-break/><text:span text:style-name="T2">(on se s’en sert pas dans cette appli pour le moment)</text:span></text:p>
      <text:p text:style-name="P10">Les code de l’application vont dans :<text:line-break/><text:span text:style-name="T1">/(dossier de l’application)/</text:span>src/app/ <text:line-break/>(c’est géré automatiquement avec ionic generate)</text:p>
      <text:p text:style-name="P10">Les assets sont dans : <text:line-break/><text:span text:style-name="T1">/(dossier de l’application)/</text:span>src/assets/ <text:line-break/>(bon c’est évident)</text:p>
      <text:p text:style-name="P10"/>
      <text:h text:style-name="P26" text:outline-level="1"><text:bookmark-start text:name="__RefHeading___Toc215_884741501"/>Librairies<text:bookmark-end text:name="__RefHeading___Toc215_884741501"/></text:h>
      <text:h text:style-name="Heading_20_2" text:outline-level="2"><text:bookmark-start text:name="__RefHeading___Toc217_884741501"/>Ajouter une librairie<text:bookmark-end text:name="__RefHeading___Toc217_884741501"/></text:h>
      <text:p text:style-name="P13">Si la librairie n’implique pas d’utiliser des fonctions natives de l’appareil, un npm install suffit</text:p>
      <text:p text:style-name="P14"><text:span text:style-name="T4">Si la librairie en implique, vous devrez utiliser la commande</text:span><text:span text:style-name="T7"> </text:span><text:span text:style-name="T5">ionic cordova plugin add </text:span><text:span text:style-name="T6">(mais généralement la doc d’ionic vous dira précisément quelle commande exécuter)</text:span></text:p>
      <text:h text:style-name="Heading_20_2" text:outline-level="2"><text:bookmark-start text:name="__RefHeading___Toc219_884741501"/>Librairie utilisées<text:bookmark-end text:name="__RefHeading___Toc219_884741501"/></text:h>
      <text:p text:style-name="P12">@angular-devkit/build-angular: 0.13.8</text:p>
      <text:p text:style-name="P12">@angular/common: 7.2.13</text:p>
      <text:p text:style-name="P11">@angular/core: 7.2.13</text:p>
      <text:p text:style-name="P11">@angular/forms: 7.2.13</text:p>
      <text:p text:style-name="P11">@angular/http: 7.2.13</text:p>
      <text:p text:style-name="P12">@angular/platform-browser: 7.2.13</text:p>
      <text:p text:style-name="P12">@angular/platform-browser-dynamic: 7.2.13</text:p>
      <text:p text:style-name="P11">@angular/router: 7.2.13</text:p>
      <text:p text:style-name="P11">@ionic-native/app-preferences: 5.5.0</text:p>
      <text:p text:style-name="P11">@ionic-native/app-version: 5.5.0</text:p>
      <text:p text:style-name="P12">@ionic-native/core: 5.5.0</text:p>
      <text:p text:style-name="P12">@ionic-native/file: 5.5.0</text:p>
      <text:p text:style-name="P11">@ionic-native/geolocation: 5.5.0</text:p>
      <text:p text:style-name="P11">@ionic-native/ionic-webview: 5.6.1</text:p>
      <text:p text:style-name="P11">@ionic-native/network: 5.5.0</text:p>
      <text:p text:style-name="P11">@ionic-native/splash-screen: 5.5.0</text:p>
      <text:p text:style-name="P11">@ionic-native/sqlite: 5.6.1</text:p>
      <text:p text:style-name="P11">@ionic-native/status-bar: 5.5.0</text:p>
      <text:p text:style-name="P11">@ionic/angular: 4.3.0</text:p>
      <text:p text:style-name="P11">@ionic/storage: 2.2.0</text:p>
      <text:p text:style-name="P11">color: 3.1.0</text:p>
      <text:p text:style-name="P11">cordova-android: 8.0.0</text:p>
      <text:p text:style-name="P11">cordova-plugin-advanced-http: 2.0.9</text:p>
      <text:p text:style-name="P11"><text:soft-page-break/>cordova-plugin-app-version: <text:span text:style-name="T10">0</text:span>.1.9</text:p>
      <text:p text:style-name="P11">cordova-plugin-device: 2.0.2</text:p>
      <text:p text:style-name="P11">cordova-plugin-file: 6.0.1</text:p>
      <text:p text:style-name="P11">cordova-plugin-geolocation: 4.0.1</text:p>
      <text:p text:style-name="P11">cordova-plugin-ionic-keyboard: 2.1.3</text:p>
      <text:p text:style-name="P11">cordova-plugin-ionic-webview: 3.1.2</text:p>
      <text:p text:style-name="P11">cordova-plugin-network-information: 2.0.1</text:p>
      <text:p text:style-name="P11">cordova-plugin-splashscreen: 5.0.2</text:p>
      <text:p text:style-name="P11">cordova-plugin-statusbar: 2.4.2</text:p>
      <text:p text:style-name="P11">cordova-plugin-whitelist: 1.3.3</text:p>
      <text:p text:style-name="P11">cordova-sqlite-storage: 3.1.0</text:p>
      <text:p text:style-name="P11">core-js: 2.5.4</text:p>
      <text:p text:style-name="P11">help: 3.0.2</text:p>
      <text:p text:style-name="P11">karma: 4.1.0</text:p>
      <text:p text:style-name="P11">leaflet: 1.4.0</text:p>
      <text:p text:style-name="P11">leaflet-tilelayer-mbtiles-ts: 1.4.9</text:p>
      <text:p text:style-name="P11">node-sass: 4.12.0</text:p>
      <text:p text:style-name="P11">rxjs: 6.3.3</text:p>
      <text:p text:style-name="P11">sql.js: 0.5.0</text:p>
      <text:p text:style-name="P11">tar: 4.4.8</text:p>
      <text:p text:style-name="P11">zone.js: 0.8.29</text:p>
      <text:p text:style-name="P11"/>
      <text:h text:style-name="P26" text:outline-level="1"><text:bookmark-start text:name="__RefHeading___Toc221_884741501"/>Code<text:bookmark-end text:name="__RefHeading___Toc221_884741501"/></text:h>
      <text:h text:style-name="Heading_20_2" text:outline-level="2"><text:bookmark-start text:name="__RefHeading___Toc320_670652794"/>Appels a l’<text:span text:style-name="T13">API</text:span><text:bookmark-end text:name="__RefHeading___Toc320_670652794"/></text:h>
      <text:p text:style-name="P15"><draw:frame text:anchor-type="paragraph" draw:z-index="0" draw:name="Forme1" draw:style-name="gr1" draw:text-style-name="P30" svg:width="17.066cm" svg:height="3.941cm" svg:x="0.125cm" svg:y="-0.085cm"><draw:text-box><text:p>import {ApiService} from "../services/api.service"</text:p><text:p/><text:p>[code]</text:p><text:p/><text:p>this.ApiService.getData(forceRefresh, requeteType, id).subcribe(res =&gt;{[code pour utiliser les données]})</text:p><text:p/><text:p/></draw:text-box></draw:frame><text:s/><text:span text:style-name="T8">Où forceRefresh est un booléen (par défaut a false), requeteType est un string (par défaut a "base"</text:span>, <text:span text:style-name="T11">et id un nombre (par défaut a 0).</text:span></text:p>
      <text:p text:style-name="P16">res est le résultat de la requête, un JSON, <text:span text:style-name="T12">ou, quand l’appli n’arrivais pas a lire ça proprement, un tableau de JSON</text:span>, qu’on passe dans une fonction pour l’utiliser</text:p>
      <text:p text:style-name="P16"/>
      <text:p text:style-name="P16">voici le tableau des types de données renvoyés en fonction de <text:span text:style-name="T9">requeteType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requeteType</text:p>
          </table:table-cell>
          <table:table-cell table:style-name="Tableau1.B1" office:value-type="string">
            <text:p text:style-name="P21">Résultat</text:p>
          </table:table-cell>
        </table:table-row>
        <table:table-row>
          <table:table-cell table:style-name="Tableau1.A2" office:value-type="string">
            <text:p text:style-name="P20">"base"</text:p>
          </table:table-cell>
          <table:table-cell table:style-name="Tableau1.B2" office:value-type="string">
            <text:p text:style-name="P22">Renvoi la liste des visites possibles, et les données qui leurs sont relative<text:span text:style-name="T12">s</text:span></text:p>
          </table:table-cell>
        </table:table-row>
        <table:table-row>
          <table:table-cell table:style-name="Tableau1.A2" office:value-type="string">
            <text:p text:style-name="P20">"maille"</text:p>
          </table:table-cell>
          <table:table-cell table:style-name="Tableau1.B2" office:value-type="string">
            <text:p text:style-name="P22">Renvoi le géojson des mailles associé a l’id</text:p>
          </table:table-cell>
        </table:table-row>
        <table:table-row>
          <table:table-cell table:style-name="Tableau1.A2" office:value-type="string">
            <text:p text:style-name="P20">"visite"</text:p>
          </table:table-cell>
          <table:table-cell table:style-name="Tableau1.B2" office:value-type="string">
            <text:p text:style-name="P22">Renvoi les données relative a la visite associé a l’id</text:p>
          </table:table-cell>
        </table:table-row>
        <table:table-row>
          <table:table-cell table:style-name="Tableau1.A2" office:value-type="string">
            <text:p text:style-name="P20">"observeur"</text:p>
          </table:table-cell>
          <table:table-cell table:style-name="Tableau1.B2" office:value-type="string">
            <text:p text:style-name="P22">Renvoi tous les observateurs, et les données qui leurs sont relative<text:span text:style-name="T12">s</text:span></text:p>
          </table:table-cell>
        </table:table-row>
        <table:table-row>
          <table:table-cell table:style-name="Tableau1.A2" office:value-type="string">
            <text:p text:style-name="P20">"perturbations"</text:p>
          </table:table-cell>
          <table:table-cell table:style-name="Tableau1.B2" office:value-type="string">
            <text:p text:style-name="P22">Renvoi toutes les perturbations, et les données qui leurs sont relative<text:span text:style-name="T12">s</text:span></text:p>
          </table:table-cell>
        </table:table-row>
        <table:table-row>
          <table:table-cell table:style-name="Tableau1.A2" office:value-type="string">
            <text:p text:style-name="P20">"organisme"</text:p>
          </table:table-cell>
          <table:table-cell table:style-name="Tableau1.B2" office:value-type="string">
            <text:p text:style-name="P22">Renvoi tous les organisme, et les données qui leurs sont relative<text:span text:style-name="T12">s</text:span></text:p>
          </table:table-cell>
        </table:table-row>
      </table:table>
      <text:p text:style-name="P23"/>
      <text:h text:style-name="P29" text:outline-level="2">Vérifier la connexion a internet de l’utilisateur</text:h>
      <text:p text:style-name="P15"><draw:frame text:anchor-type="paragraph" draw:z-index="1" draw:name="Forme1" draw:style-name="gr2" draw:text-style-name="P30" svg:width="17.066cm" svg:height="6.331cm" svg:x="0.125cm" svg:y="-0.085cm"><draw:text-box><text:p>import { NetworkService, ConnectionStatus } from "../services/network.service";</text:p><text:p/><text:p>[code]</text:p><text:p/><text:p>if(NetworkService.getCurrentNetworkStatus() == ConnectionStatus.Online)</text:p><text:p>{</text:p><text:p><text:tab/>[code]</text:p><text:p>}</text:p><text:p>else</text:p><text:p>{</text:p><text:p><text:tab/>[code]</text:p><text:p>}</text:p><text:p/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3:45:42.051326619</meta:creation-date>
    <meta:generator>LibreOffice/6.0.7.3$Linux_X86_64 LibreOffice_project/00m0$Build-3</meta:generator>
    <dc:date>2019-06-17T11:42:16.783041536</dc:date>
    <meta:editing-duration>PT3H22M21S</meta:editing-duration>
    <meta:editing-cycles>15</meta:editing-cycles>
    <meta:document-statistic meta:table-count="1" meta:image-count="0" meta:object-count="0" meta:page-count="6" meta:paragraph-count="99" meta:word-count="496" meta:character-count="3953" meta:non-whitespace-character-count="3544"/>
  </office:meta>
</office:document-meta>
</file>